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10.8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36.26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05pt" fo:break-before="auto" style:use-optimal-row-height="true"/>
    </style:style>
    <style:style style:name="ro3" style:family="table-row">
      <style:table-row-properties style:row-height="59.7pt" fo:break-before="auto" style:use-optimal-row-height="true"/>
    </style:style>
    <style:style style:name="ro4" style:family="table-row">
      <style:table-row-properties style:row-height="36.4pt" fo:break-before="auto" style:use-optimal-row-height="true"/>
    </style:style>
    <style:style style:name="ro5" style:family="table-row">
      <style:table-row-properties style:row-height="24.75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 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MRBus Node Assignment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pper River &amp; Northwestern Railwa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HW Typ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0x10</text:p>
          </table:table-cell>
          <table:table-cell office:value-type="string" calcext:value-type="string">
            <text:p>MRB-GIO</text:p>
          </table:table-cell>
          <table:table-cell table:style-name="ce6" office:value-type="string" calcext:value-type="string">
            <text:p>Circuit Breaker Monitor</text:p>
          </table:table-cell>
        </table:table-row>
        <table:table-row table:style-name="ro1">
          <table:table-cell table:style-name="ce3" table:number-columns-repeated="2"/>
          <table:table-cell table:style-name="ce5"/>
        </table:table-row>
        <table:table-row table:style-name="ro1">
          <table:table-cell table:style-name="ce4" office:value-type="string" calcext:value-type="string">
            <text:p>0x20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Nicolai Jct BD4</text:p>
          </table:table-cell>
        </table:table-row>
        <table:table-row table:style-name="ro1">
          <table:table-cell table:style-name="ce4" office:value-type="string" calcext:value-type="string">
            <text:p>0x21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McCarthy BD4 (4 channels)</text:p>
          </table:table-cell>
        </table:table-row>
        <table:table-row table:style-name="ro1">
          <table:table-cell table:style-name="ce4" office:value-type="string" calcext:value-type="string">
            <text:p>0x22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Kuskulana BD4 (4 channels)</text:p>
          </table:table-cell>
        </table:table-row>
        <table:table-row table:style-name="ro1">
          <table:table-cell table:style-name="ce4" office:value-type="string" calcext:value-type="string">
            <text:p>0x23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Strelna BD4 (4 channels)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Chitina BD4 (8 channels)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bercrombie BD4 (8 channels)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Helix BD4 (4 channels)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laganik BD4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Eyak BD4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North Cordova BD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McCarthy CTC Control Point Node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Strelna CTC Siding Node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bercrombie CTC Siding No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MRB-CP2</text:p>
          </table:table-cell>
          <table:table-cell office:value-type="string" calcext:value-type="string">
            <text:p>Katalla Jct CTC Control Point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laganik CTC Siding Node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Eyak CTC Siding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Miles Glacier Intermediate ABS Node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Kuskulana Intermediate ABS Node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Gilahina Intermediate ABS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FE</text:p>
          </table:table-cell>
          <table:table-cell office:value-type="string" calcext:value-type="string">
            <text:p>MRB-CI2</text:p>
          </table:table-cell>
          <table:table-cell office:value-type="string" calcext:value-type="string">
            <text:p>Computer interface attached to crnw.drgw.net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0x10-PSX Monito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PSX Circuit Breaker Moni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2">
          <table:table-cell table:style-name="ce5"/>
          <table:table-cell/>
          <table:table-cell table:style-name="ce18" office:value-type="string" calcext:value-type="string">
            <text:p>Helix</text:p>
            <text:p> - Tiekel Block</text:p>
            <text:p> - Uranatina Block</text:p>
            <text:p> - Bremner Block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3">
          <table:table-cell table:style-name="ce5"/>
          <table:table-cell/>
          <table:table-cell table:style-name="ce18" office:value-type="string" calcext:value-type="string">
            <text:p>Gilahina to Kotsina</text:p>
            <text:p> - Kotsina Block</text:p>
            <text:p> - Strelna (CPs, main, siding, yard)</text:p>
            <text:p> - Kuskulana Block</text:p>
            <text:p> - Chokosna Block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4">
          <table:table-cell table:style-name="ce5"/>
          <table:table-cell/>
          <table:table-cell table:style-name="ce18" office:value-type="string" calcext:value-type="string">
            <text:p>Chitina to Kotsina</text:p>
            <text:p> - Chitina CPs, Main, Siding</text:p>
            <text:p><text:span text:style-name="T1"> - Third Crossing Block OCC</text:span>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20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number-columns-repeated="4"/>
          <table:table-cell table:style-name="ce18"/>
          <table:table-cell/>
        </table:table-row>
        <table:table-row table:style-name="ro5">
          <table:table-cell table:number-columns-repeated="2"/>
          <table:table-cell table:style-name="ce18" office:value-type="string" calcext:value-type="string">
            <text:p>Nizina Branch</text:p>
            <text:p> - Workbench Staging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3">
          <table:table-cell table:number-columns-repeated="2"/>
          <table:table-cell table:style-name="ce18" office:value-type="string" calcext:value-type="string">
            <text:p>Kennecott to Gilahina</text:p>
            <text:p> - Gilahina Block</text:p>
            <text:p> - McCarthy (CP, main 1, main 2)</text:p>
            <text:p> - Nicolai Jct</text:p>
            <text:p> - Kennecott (main 1, main 2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McCarthy Yard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2">
          <table:table-cell table:number-columns-repeated="2"/>
          <table:table-cell table:style-name="ce18" office:value-type="string" calcext:value-type="string">
            <text:p>Katalla Jct to N Abercrombie</text:p>
            <text:p> - Miles Glacier Block</text:p>
            <text:p> - Copper River Br Block</text:p>
            <text:p> - Abercrombie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2">
          <table:table-cell table:number-columns-repeated="2"/>
          <table:table-cell table:style-name="ce18" office:value-type="string" calcext:value-type="string">
            <text:p>N Eyak to Katalla Jct</text:p>
            <text:p> - Sheridan Block</text:p>
            <text:p> - Mudhole Block</text:p>
            <text:p> - Alaganik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DEC2HEX([.F18] + ([.G18] * 32); 2)" office:value-type="string" office:string-value="87" calcext:value-type="string">
            <text:p>87</text:p>
          </table:table-cell>
          <table:table-cell/>
        </table:table-row>
        <table:table-row table:style-name="ro5">
          <table:table-cell table:number-columns-repeated="2"/>
          <table:table-cell table:style-name="ce18" office:value-type="string" calcext:value-type="string">
            <text:p>Cordova to N Eyak</text:p>
            <text:p> - Eyak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DEC2HEX([.F19] + ([.G19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Eyak Yard Power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DEC2HEX([.F20] + ([.G20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Cordova Yard Power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20" table:formula="of:=DEC2HEX([.F21] + ([.G21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0-Nicolai Jct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Nicolai Jct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Kennecott Main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ennecott Siding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izina Block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1-McCarthy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Main 1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cCarthy CP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2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Gilahina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2-Kuskula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Kuskula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Chokos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uskula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otsi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3-Strel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trelna Main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trelna Siding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4-Chiti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Chiti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hitina Main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hitina Front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itina Rear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 Crossing Block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5-Abercrombie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bercrombie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bercrombie Main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bercrombie Siding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pper Rvr Bridge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es Glacier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6-Helix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Helix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Uranatina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table:style-name="ce7" office:value-type="string" calcext:value-type="string">
            <text:p>not used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Bremner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Tiekel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7-Alagani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laganik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laganik Main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laganik Siding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heridan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dhole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nd Island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alla Jct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8-Eya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Eyak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Eyak Main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Eyak Siding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9-N Cordov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North Cordov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Cordova CP Main 1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Cordova CP Main 2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ordova-Eyak Main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2-McCarthy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McCarthy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office:value-type="string" calcext:value-type="string">
            <text:p>0x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P Occupancy</text:p>
          </table:table-cell>
          <table:table-cell table:number-columns-repeated="6"/>
          <table:table-cell table:style-name="ce8" table:formula="of:=DEC2HEX([.F6] + ([.G6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9] + ([.G9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10] + ([.G10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11] + ([.G11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14] + ([.G14] * 32); 2)" office:value-type="string" office:string-value="00" calcext:value-type="string">
            <text:p>00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Main 1)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McCarthy Yard)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5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3-Strel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6] + ([.G6] * 32); 2)" office:value-type="string" office:string-value="66" calcext:value-type="string">
            <text:p>6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8] + ([.G8] * 32); 2)" office:value-type="string" office:string-value="46" calcext:value-type="string">
            <text:p>4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3] + ([.G13] * 32); 2)" office:value-type="string" office:string-value="27" calcext:value-type="string">
            <text:p>2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14] + ([.G14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7] + ([.G17] * 32); 2)" office:value-type="string" office:string-value="26" calcext:value-type="string">
            <text:p>2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d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manual unlock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5-Abercrombie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bercrombie Siding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 0x35</text:p>
          </table:table-cell>
          <table:table-cell/>
          <table:table-cell office:value-type="string" calcext:value-type="string">
            <text:p>0x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3] + ([.G13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(will be Katalla Jct. CP)</text:p>
          </table:table-cell>
          <table:table-cell table:number-columns-repeated="5"/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Helix Det. - Bremner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7] + ([.G17] * 32); 2)" office:value-type="string" office:string-value="06" calcext:value-type="string">
            <text:p>0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Helix Det. - Tiekel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6" calcext:value-type="string">
            <text:p>2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Helix Det. - Uranatina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7] + ([.G27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8] + ([.G28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9] + ([.G29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0] + ([.G30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1] + ([.G31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2] + ([.G32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3] + ([.G33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4] + ([.G34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5] + ([.G45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6] + ([.G46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7] + ([.G47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8] + ([.G48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9] + ([.G49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0] + ([.G50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1] + ([.G51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2] + ([.G52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6-Katall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Katalla Junction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 0x36</text:p>
          </table:table-cell>
          <table:table-cell/>
          <table:table-cell office:value-type="string" calcext:value-type="string">
            <text:p>0x3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P Occupancy</text:p>
          </table:table-cell>
          <table:table-cell/>
          <table:table-cell office:value-type="string" calcext:value-type="string">
            <text:p>Alaganik – Katalla Jct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6] + ([.G6] * 32); 2)" office:value-type="string" office:string-value="87" calcext:value-type="string">
            <text:p>87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anik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9] + ([.G9] * 32); 2)" office:value-type="string" office:string-value="47" calcext:value-type="string">
            <text:p>4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0] + ([.G10] * 32); 2)" office:value-type="string" office:string-value="CC" calcext:value-type="string">
            <text:p>CC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Alaganik Virtual Adjoining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1] + ([.G11] * 32); 2)" office:value-type="string" office:string-value="EC" calcext:value-type="string">
            <text:p>E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Main Connected Blocks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4] + ([.G14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OS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6] + ([.G16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Diverging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5"/>
          <table:table-cell/>
          <table:table-cell office:value-type="string" calcext:value-type="string">
            <text:p>Frog-End Signals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7] + ([.G27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8] + ([.G28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9] + ([.G29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0] + ([.G30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1] + ([.G31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2] + ([.G32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3] + ([.G33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4] + ([.G34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main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siding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7-Alagani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laganik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 Det – 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lag Det – 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3] + ([.G13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CP 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 Det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7] + ([.G17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(Katalla Jct CP)</text:p>
          </table:table-cell>
          <table:table-cell table:number-columns-repeated="4"/>
          <table:table-cell table:style-name="ce8"/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/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8-Eya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Eyak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13] + ([.G13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7"/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7] + ([.G17] * 32); 2)" office:value-type="string" office:string-value="27" calcext:value-type="string">
            <text:p>2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7" calcext:value-type="string">
            <text:p>0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CP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40-Miles Glacier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Miles Glacier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Katalla Jct Main Adjacent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13] + ([.G13] * 32); 2)" office:value-type="string" office:string-value="88" calcext:value-type="string">
            <text:p>88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Katalla Jct Main Approach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4] + ([.G14] * 32); 2)" office:value-type="string" office:string-value="A8" calcext:value-type="string">
            <text:p>A8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/>
          <table:table-cell office:value-type="string" calcext:value-type="string">
            <text:p>Katalla Jct lined northboun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9" calcext:value-type="string">
            <text:p>29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S Abercrombie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Abercrombie virtual adj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1-Kuskula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Kuskulana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6" calcext:value-type="string">
            <text:p>2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CP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7"/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2-Gilah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Gilahina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2] + ([.G12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3] + ([.G13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/>
          <table:table-cell office:value-type="string" calcext:value-type="string">
            <text:p>N CP Strelna lined northboudn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C" calcext:value-type="string">
            <text:p>2C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8] + ([.G18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3-Scott Creek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Scott Creek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Sheridan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2] + ([.G12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Eyak Virtual Approach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Mudhole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S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Alaganik Virtual Approach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1:38:34.427565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5:39:04.830590093</meta:creation-date>
    <dc:date>2021-01-01T21:21:59.641672754</dc:date>
    <meta:editing-duration>P5DT6H26M44S</meta:editing-duration>
    <meta:editing-cycles>66</meta:editing-cycles>
    <meta:generator>LibreOffice/6.0.7.3$Linux_X86_64 LibreOffice_project/00m0$Build-3</meta:generator>
    <meta:print-date>2020-12-21T21:22:43.108683571</meta:print-date>
    <meta:document-statistic meta:table-count="22" meta:cell-count="2662" meta:object-count="0"/>
  </office:meta>
</office:document-meta>
</file>